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db38" officeooo:paragraph-rsid="0011db38"/>
    </style:style>
    <style:style style:name="P2" style:family="paragraph" style:parent-style-name="Standard">
      <style:text-properties fo:color="#158466" loext:opacity="100%" fo:font-weight="bold" officeooo:rsid="0011db38" officeooo:paragraph-rsid="0011db38" style:font-weight-asian="bold" style:font-weight-complex="bold"/>
    </style:style>
    <style:style style:name="P3" style:family="paragraph" style:parent-style-name="Standard">
      <style:text-properties officeooo:rsid="00141b29" officeooo:paragraph-rsid="00141b29"/>
    </style:style>
    <style:style style:name="P4" style:family="paragraph" style:parent-style-name="Standard">
      <style:text-properties officeooo:rsid="00141b29" officeooo:paragraph-rsid="00168425"/>
    </style:style>
    <style:style style:name="P5" style:family="paragraph" style:parent-style-name="Standard">
      <style:text-properties fo:color="#00a933" loext:opacity="100%" fo:font-weight="bold" officeooo:rsid="0014954d" officeooo:paragraph-rsid="0011db38" style:font-weight-asian="bold" style:font-weight-complex="bold"/>
    </style:style>
    <style:style style:name="P6" style:family="paragraph" style:parent-style-name="Standard">
      <style:text-properties fo:color="#00a933" loext:opacity="100%" fo:font-weight="bold" officeooo:rsid="0018f8fa" officeooo:paragraph-rsid="0018f8fa" style:font-weight-asian="bold" style:font-weight-complex="bold"/>
    </style:style>
    <style:style style:name="P7" style:family="paragraph" style:parent-style-name="Standard">
      <style:text-properties fo:color="#000000" loext:opacity="100%" fo:font-weight="bold" officeooo:rsid="0014954d" officeooo:paragraph-rsid="0011db38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rsid="0018f8fa" officeooo:paragraph-rsid="0018f8fa" style:font-weight-asian="bold" style:font-weight-complex="bold"/>
    </style:style>
    <style:style style:name="P9" style:family="paragraph" style:parent-style-name="Standard">
      <style:text-properties fo:color="#000000" loext:opacity="100%" fo:font-weight="normal" officeooo:rsid="0018f8fa" officeooo:paragraph-rsid="0018f8fa" style:font-weight-asian="normal" style:font-weight-complex="normal"/>
    </style:style>
    <style:style style:name="P10" style:family="paragraph" style:parent-style-name="Standard" style:list-style-name="L1">
      <style:text-properties fo:color="#000000" loext:opacity="100%" fo:font-weight="normal" officeooo:rsid="0018f8fa" officeooo:paragraph-rsid="0018f8fa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14954d" officeooo:paragraph-rsid="0011db38" style:font-weight-asian="normal" style:font-weight-complex="normal"/>
    </style:style>
    <style:style style:name="T1" style:family="text">
      <style:text-properties officeooo:rsid="0014954d"/>
    </style:style>
    <style:style style:name="T2" style:family="text">
      <style:text-properties officeooo:rsid="00168425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MANDS&gt;&gt;NextJS</text:p>
      <text:p text:style-name="P2"/>
      <text:p text:style-name="P2"/>
      <text:p text:style-name="P1"/>
      <text:p text:style-name="P1">ls <text:s text:c="31"/>%obsah directory <text:span text:style-name="T1">(suborova cesta)</text:span></text:p>
      <text:p text:style-name="P1">cd Dokumenty/Dev <text:s text:c="3"/>%<text:span text:style-name="T2">vay to documents</text:span></text:p>
      <text:p text:style-name="P3">npm run dev <text:s text:c="14"/>%server runn <text:span text:style-name="T2">in developer mod</text:span></text:p>
      <text:p text:style-name="P4">npm run <text:span text:style-name="T2">build <text:s text:c="11"/>%server runn as complet project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WEBS TO HELP</text:p>
      <text:p text:style-name="P7"><text:a xlink:type="simple" xlink:href="https://mui.com/material-ui/getting-started/installation/" text:style-name="Internet_20_link" text:visited-style-name="Visited_20_Internet_20_Link"><text:span text:style-name="T3">https://mui.com/material-ui/getting-started/installation/</text:span></text:a></text:p>
      <text:p text:style-name="P11"/>
      <text:p text:style-name="P6">ROUTING</text:p>
      <text:p text:style-name="P9">container – tvori „resposibilitu“ stranky</text:p>
      <text:p text:style-name="P9">typography – ako p element v html</text:p>
      <text:p text:style-name="P8"/>
      <text:p text:style-name="P8"><text:tab/>ezervovane nazvy&gt;</text:p>
      <text:list text:style-name="L1">
        <text:list-item>
          <text:p text:style-name="P10">page.tsx</text:p>
        </text:list-item>
        <text:list-item>
          <text:p text:style-name="P10">layout.tsx</text:p>
        </text:list-item>
        <text:list-item>
          <text:p text:style-name="P10">not-ount.tsx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52:20.811512107</meta:creation-date>
    <dc:date>2024-09-19T13:21:49.924096683</dc:date>
    <meta:editing-duration>PT57M14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1" meta:paragraph-count="14" meta:word-count="50" meta:character-count="433" meta:non-whitespace-character-count="337"/>
  </office:meta>
</office:document-meta>
</file>